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Normal">
      <style:paragraph-properties fo:margin-top="0.0835in" fo:margin-bottom="0.111in" loext:contextual-spacing="false"/>
    </style:style>
    <style:style style:name="P4" style:family="paragraph" style:parent-style-name="Normal">
      <style:paragraph-properties fo:text-align="justify" style:justify-single-word="false"/>
    </style:style>
    <style:style style:name="P5" style:family="paragraph" style:parent-style-name="No_20_Spacing" style:master-page-name="MPF0">
      <style:paragraph-properties style:page-number="auto" fo:break-before="page"/>
    </style:style>
    <style:style style:name="P6" style:family="paragraph" style:parent-style-name="List_20_Paragraph" style:list-style-name="L1">
      <style:paragraph-properties fo:text-align="justify" style:justify-single-word="false"/>
    </style:style>
    <style:style style:name="P7" style:family="paragraph" style:parent-style-name="List_20_Paragraph" style:list-style-name="L2"/>
    <style:style style:name="P8" style:family="paragraph">
      <loext:graphic-properties draw:fill="solid" draw:fill-color="#44546a" draw:opacity="100%"/>
    </style:style>
    <style:style style:name="P9" style:family="paragraph">
      <style:paragraph-properties fo:text-align="end" style:writing-mode="lr-tb"/>
    </style:style>
    <style:style style:name="P10" style:family="paragraph">
      <loext:graphic-properties draw:fill="solid" draw:fill-color="#5b9bd5" draw:opacity="100%"/>
      <style:paragraph-properties style:writing-mode="lr-tb" style:font-independent-line-spacing="true"/>
    </style:style>
    <style:style style:name="P11" style:family="paragraph">
      <loext:graphic-properties draw:fill="solid" draw:fill-color="#44546a" draw:opacity="20%"/>
    </style:style>
    <style:style style:name="T1" style:family="text">
      <style:text-properties style:font-name="Times New Roman" fo:language="fr" fo:country="FR" style:language-asian="fr" style:country-asian="FR"/>
    </style:style>
    <style:style style:name="T2" style:family="text">
      <style:text-properties fo:color="#262626" style:font-name="Calibri Light" fo:font-size="36pt" fo:language="fr" fo:country="FR" style:font-size-asian="36pt" style:font-size-complex="36pt"/>
    </style:style>
    <style:style style:name="T3" style:family="text">
      <style:text-properties fo:color="#404040" fo:font-size="18pt" style:font-size-asian="18pt" style:font-size-complex="18pt"/>
    </style:style>
    <style:style style:name="T4" style:family="text">
      <style:text-properties style:font-name="Wingdings" style:font-name-asian="Wingdings" style:font-name-complex="Wingdings"/>
    </style:style>
    <style:style style:name="T5" style:family="text">
      <style:text-properties officeooo:rsid="00015901"/>
    </style:style>
    <style:style style:name="T6" style:family="text">
      <style:text-properties officeooo:rsid="0003574d"/>
    </style:style>
    <style:style style:name="T7" style:family="text">
      <style:text-properties officeooo:rsid="000466d7"/>
    </style:style>
    <style:style style:name="T8" style:family="text">
      <style:text-properties officeooo:rsid="00057dd8"/>
    </style:style>
    <style:style style:name="T9" style:family="text">
      <style:text-properties officeooo:rsid="0006b0c3"/>
    </style:style>
    <style:style style:name="T10" style:family="text">
      <style:text-properties officeooo:rsid="00081f4e"/>
    </style:style>
    <style:style style:name="T11" style:family="text">
      <style:text-properties officeooo:rsid="0009d28c"/>
    </style:style>
    <style:style style:name="T12" style:family="text">
      <style:text-properties officeooo:rsid="000a215e"/>
    </style:style>
    <style:style style:name="T13" style:family="text">
      <style:text-properties officeooo:rsid="000b8564"/>
    </style:style>
    <style:style style:name="T14" style:family="text">
      <style:text-properties officeooo:rsid="000ce0a2"/>
    </style:style>
    <style:style style:name="T15" style:family="text">
      <style:text-properties officeooo:rsid="000e15e6"/>
    </style:style>
    <style:style style:name="T16" style:family="text">
      <style:text-properties officeooo:rsid="000f88b8"/>
    </style:style>
    <style:style style:name="T17" style:family="text">
      <style:text-properties officeooo:rsid="00111e20"/>
    </style:style>
    <style:style style:name="T18"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svg:stroke-opacity="100%" draw:stroke-linejoin="round" svg:stroke-linecap="butt" draw:fill="solid" draw:fill-color="#44546a" draw:opacity="100%" fo:min-height="0in" fo:min-width="0in" fo:padding-top="-0.0067in" fo:padding-bottom="-0.0067in" fo:padding-left="-0.0067in" fo:padding-right="-0.0067in" style:run-through="background"/>
    </style:style>
    <style:style style:name="gr6" style:family="graphic">
      <style:graphic-properties draw:stroke="solid" svg:stroke-width="0in" svg:stroke-color="#44546a" svg:stroke-opacity="20%" draw:stroke-linejoin="round" svg:stroke-linecap="butt" draw:fill="solid" draw:fill-color="#44546a" draw:opacity="20%" fo:min-height="0in" fo:min-width="0in" fo:padding-top="-0.0067in" fo:padding-bottom="-0.0067in" fo:padding-left="-0.0067in" fo:padding-right="-0.0067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g text:anchor-type="paragraph" draw:z-index="0" draw:name="Group 2" draw:style-name="gr1"><draw:custom-shape draw:name="Rectangle 3" draw:style-name="gr2" draw:text-style-name="P8" svg:width="0.248in" svg:height="10.4421in" svg:x="0.3402in" svg:y="0.2752in"><text:p/><draw:enhanced-geometry svg:viewBox="0 0 21600 21600" draw:type="non-primitive" draw:enhanced-path="M 0 0 L 21600 0 21600 21600 0 21600 Z N"/></draw:custom-shape><draw:custom-shape draw:name="Pentagon 4" draw:style-name="gr3" draw:text-style-name="P10" svg:width="2.7976in" svg:height="0.6315in" svg:x="0.3402in" svg:y="1.9535in"><text:p text:style-name="P9"><text:span text:style-name="T18">6/17/2016</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style-name="gr4"><draw:g draw:name="Group 6" draw:style-name="gr4"><draw:custom-shape draw:name="Freeform 20" draw:style-name="gr5" draw:text-style-name="P8" svg:width="0.3894in" svg:height="1.2571in" svg:x="1.0181in" svg:y="8.7016in"><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21" draw:style-name="gr5" draw:text-style-name="P8" svg:width="0.3697in" svg:height="0.7689in" svg:x="1.4256in" svg:y="9.9417in"><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reeform 22" draw:style-name="gr5" draw:text-style-name="P8" svg:width="0.4461in" svg:height="3.635in" svg:x="0.5583in" svg:y="5.0925in"><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reeform 23" draw:style-name="gr5" draw:text-style-name="P8" svg:width="0.1433in" svg:height="2.4406in" svg:x="0.9602in" svg:y="6.2614in"><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reeform 24" draw:style-name="gr5" draw:text-style-name="P8" svg:width="0.4913in" svg:height="1.7976in" svg:x="1.0047in" svg:y="8.7272in"><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reeform 25" draw:style-name="gr5" draw:text-style-name="P8" svg:width="0.1051in" svg:height="0.1976in" svg:x="1.5213in" svg:y="10.5134in"><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26" draw:style-name="gr5" draw:text-style-name="P8" svg:width="0.0476in" svg:height="0.2657in" svg:x="0.9886in" svg:y="8.5878in"><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27" draw:style-name="gr5" draw:text-style-name="P8" svg:width="1.2559in" svg:height="2.1894in" svg:x="1.4063in" svg:y="7.7531in"><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reeform 28" draw:style-name="gr5" draw:text-style-name="P8" svg:width="0.115in" svg:height="0.5543in" svg:x="1.4063in" svg:y="9.9591in"><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reeform 29" draw:style-name="gr5" draw:text-style-name="P8" svg:width="0.0988in" svg:height="0.1858in" svg:x="1.4957in" svg:y="10.5252in"><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30" draw:style-name="gr5" draw:text-style-name="P8" svg:width="0.0224in" svg:height="0.1197in" svg:x="1.4063in" svg:y="9.8933in"><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reeform 31" draw:style-name="gr5" draw:text-style-name="P8" svg:width="0.1433in" svg:height="0.337in" svg:x="1.4539in" svg:y="10.3732in"><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style-name="gr4"><draw:custom-shape draw:name="Freeform 8" draw:style-name="gr6" draw:text-style-name="P11" svg:width="0.5949in" svg:height="1.9205in" svg:x="0.5512in" svg:y="7.6508in"><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9" draw:style-name="gr6" draw:text-style-name="P11" svg:width="0.5614in" svg:height="1.174in" svg:x="1.1799in" svg:y="9.537in"><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reeform 10" draw:style-name="gr6" draw:text-style-name="P11" svg:width="0.0953in" svg:height="0.5161in" svg:x="0.4374in" svg:y="7.1689in"><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reeform 12" draw:style-name="gr6" draw:text-style-name="P11" svg:width="0.7516in" svg:height="2.7441in" svg:x="0.5327in" svg:y="7.685in"><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reeform 13" draw:style-name="gr6" draw:text-style-name="P11" svg:width="0.1571in" svg:height="0.3031in" svg:x="1.3228in" svg:y="10.4079in"><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14" draw:style-name="gr6" draw:text-style-name="P11" svg:width="0.0713in" svg:height="0.4059in" svg:x="0.513in" svg:y="7.476in"><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15" draw:style-name="gr6" draw:text-style-name="P11" svg:width="1.9134in" svg:height="3.337in" svg:x="1.1465in" svg:y="6.1996in"><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reeform 16" draw:style-name="gr6" draw:text-style-name="P11" svg:width="0.176in" svg:height="0.8362in" svg:x="1.1465in" svg:y="9.5717in"><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reeform 17" draw:style-name="gr6" draw:text-style-name="P11" svg:width="0.1476in" svg:height="0.2815in" svg:x="1.2846in" svg:y="10.4287in"><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18" draw:style-name="gr6" draw:text-style-name="P11" svg:width="0.0335in" svg:height="0.1835in" svg:x="1.1465in" svg:y="9.465in"><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reeform 19" draw:style-name="gr6" draw:text-style-name="P11" svg:width="0.2189in" svg:height="0.5161in" svg:x="1.2181in" svg:y="10.1941in"><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Text Box 1" text:anchor-type="paragraph" svg:x="3.5701in" svg:y="1.9252in" svg:width="3.8165in" style:rel-width="scale" svg:height="2.1291in" style:rel-height="scale" draw:z-index="1"><draw:text-box><text:p text:style-name="No_20_Spacing"><text:span text:style-name="Default_20_Paragraph_20_Font"><text:span text:style-name="T2">Projet NAO</text:span></text:span></text:p><text:p text:style-name="P3"><text:span text:style-name="Default_20_Paragraph_20_Font"><text:span text:style-name="T3">Béatrice Djearamane, <text:s text:c="16"/>Nicolas Janssoone, <text:s text:c="23"/>Adrien Mondiere, <text:s text:c="31"/>Eloi Pagniez</text:span></text:span></text:p></draw:text-box></draw:frame><text:span text:style-name="Default_20_Paragraph_20_Font"><text:span text:style-name="T1"/></text:span></text:p>
      <text:p text:style-name="P1"/>
      <text:h text:style-name="Heading_20_2" text:outline-level="2">Présentation du projet</text:h>
      <text:p text:style-name="P4">Le projet consist<text:span text:style-name="T5">e </text:span>en la récupération d’une balle rouge par un robot NAO.</text:p>
      <text:p text:style-name="P4">Le robot doit reconnaître une balle rouge, se déplacer jusqu’à sa position, et faire le nécessaire pour ramasser la balle.</text:p>
      <text:p text:style-name="P4"/>
      <text:h text:style-name="Heading_20_2" text:outline-level="2">Analyse du projet</text:h>
      <text:p text:style-name="P4">Afin de mener ce projet à bien, nous avons premièrement décidé de diviser sa réalisation en divers modules :</text:p>
      <text:list xml:id="list1567692407418459131" text:style-name="L1">
        <text:list-item>
          <text:p text:style-name="P6">Module de détection d’une balle rouge</text:p>
        </text:list-item>
        <text:list-item>
          <text:p text:style-name="P6">Module de déplacement en direction de la balle rouge</text:p>
        </text:list-item>
        <text:list-item>
          <text:p text:style-name="P6">Module de récupération de la balle</text:p>
        </text:list-item>
      </text:list>
      <text:p text:style-name="P4"/>
      <text:h text:style-name="Heading_20_2" text:outline-level="2">Problèmes rencontrés à développer</text:h>
      <text:p text:style-name="Normal">La réalisation de ce projet a rencontré différents problèmes, dont une grande majorité liée au robot : </text:p>
      <text:list xml:id="list4280118391274536789" text:style-name="L2">
        <text:list-item>
          <text:p text:style-name="P7">Robot victime de perte d’équilibre</text:p>
        </text:list-item>
        <text:list-item>
          <text:p text:style-name="P7">Un pouce cassé</text:p>
        </text:list-item>
        <text:list-item>
          <text:p text:style-name="P7">Moteurs surchauffant</text:p>
        </text:list-item>
      </text:list>
      <text:p text:style-name="Normal">La mise en place de scripts en python, ainsi que leur correction après lancement nous ont pris pas mal de temps.</text:p>
      <text:p text:style-name="Normal">Mais l’élément nous ayant fait perdre le plus de temps sur la réalisation de ce projet fut le stage réalisé de janvier à mars 2016.</text:p>
      <text:p text:style-name="Normal"/>
      <text:h text:style-name="Heading_20_2" text:outline-level="2">Réalisation</text:h>
      <text:p text:style-name="Normal">Pour pouvoir tout d’abord manier et apprendre les limitations de NAO, nous avons utlisé Chor<text:span text:style-name="T7">e</text:span>graphe qui permet de <text:span text:style-name="T6">bouger</text:span> les arrticulations du robot et les enregistrer sur une <text:span text:style-name="T7">ligne temporelle.</text:span></text:p>
      <text:p text:style-name="Normal">[Image de time line]</text:p>
      <text:p text:style-name="Normal">Chacun de ses mouvements est enregistré, et ils sont joués à la sui<text:span text:style-name="T11">t</text:span>e, à la manière d’un film <text:span text:style-name="T10">en stop-motion</text:span>. Chor<text:span text:style-name="T8">egraphe</text:span> possède égalemnt des modules ou blocs déjà crées, comme le stand<text:span text:style-name="T9">U</text:span>p (se lever) ou le taichi qui fait en sorte que NAO fasse une petite démo<text:span text:style-name="T9">nstration</text:span> de taichi. </text:p>
      <text:p text:style-name="Normal">Ces blocs déjà existant<text:span text:style-name="T12">s</text:span> ont été étudiés afin d’êre reproduits ou utilisés dans le cadre ce projet.</text:p>
      <text:p text:style-name="Normal"><text:soft-page-break/>[Image bloc]</text:p>
      <text:p text:style-name="Normal">Nous avons premièrement développé le code nécessaire à la détection de la balle rouge. Nous avons codé à la suite <text:span text:style-name="T12">un module</text:span> permettant à NAO de se déplacer en direction de la balle rouge.</text:p>
      <text:p text:style-name="Normal"/>
      <text:p text:style-name="Normal">Création de blocs sous <text:span text:style-name="T13">C</text:span>horegraphe pour les mouvements des bras (récupération de la balle) <text:span text:style-name="Default_20_Paragraph_20_Font"><text:span text:style-name="T4"></text:span></text:span> exportation du code</text:p>
      <text:p text:style-name="Normal">Tests de chaque module après son développement</text:p>
      <text:p text:style-name="Normal">Création d’une classe NAO contenant les éléments mis ensemble (fonctions) pour contrôler actions du robot <text:span text:style-name="Default_20_Paragraph_20_Font"><text:span text:style-name="T4"></text:span></text:span> gestion du robot par lignes de commande</text:p>
      <text:p text:style-name="P2"/>
      <text:p text:style-name="Normal">Mode de fonctionnement </text:p>
      <text:p text:style-name="Normal">Dans le cadre de notre projet, NAO parfois surchauffe. <text:span text:style-name="T14">L</text:span>es moteurs situés dans ses bras et plus particlièrent ses j<text:span text:style-name="T14">am</text:span>bes chauffent et l’<text:span text:style-name="T15">e</text:span>mpêchent de mener à bien ses fonctions. Ce problème vient de la position accroupie de NAO, position qu’il prend lorsqu’il veu<text:span text:style-name="T15">t</text:span> ramasser une balle au sol. </text:p>
      <text:p text:style-name="Normal">Il a donc été nécessaire de le faire ramasser une ball<text:span text:style-name="T16">e</text:span> posée sur une bouteille plastique. </text:p>
      <text:p text:style-name="Normal"/>
      <text:p text:style-name="Normal">NAO commence par détecter la balle, balle qui doit être dans son champ de vision. Il se dirigera vers elle, et se positionnera face à elle de telle sorte que la balle se situe au centre de sa vision. A la sui<text:span text:style-name="T17">t</text:span>e de ceci, NAO lèvera les bras, et les amènera près de la balle avec les deux mains ouvertes. Ces mains se refermeonts pour attraper la balle, puis ensuite se lèveront pour prouver que la balle a bien été attrapée.</text:p>
      <text:p text:style-name="Normal"/>
      <text:p text:style-name="Normal"><text:s/>[Diagramme d’acti<text:span text:style-name="T17">o</text:sp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language="fr" fo:country="FR" fo:hyphenate="false"/>
    </style:style>
    <style:style style:name="No_20_Spacing" style:display-name="No Spacing" style:family="paragraph">
      <style:paragraph-properties fo:margin-top="0in" fo:margin-bottom="0in" loext:contextual-spacing="false" fo:line-height="100%" fo:hyphenation-ladder-count="no-limit"/>
      <style:text-properties style:font-name-asian="Times New Roman" style:font-family-asian="'Times New Roman'" style:font-family-generic-asian="roman" style:font-pitch-asian="variable"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Times New Roman" style:font-family-asian="'Times New Roman'" style:font-family-generic-asian="roman" style:font-pitch-asian="variable"/>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fr" fo:country="F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Projet NAO</dc:title>
    <dc:description/>
    <dc:subject>Béatrice Djearamane,                 Nicolas Janssoone,                        Adrien Mondiere,                                Eloi Pagniez</dc:subject>
    <meta:initial-creator>adrien mondiere</meta:initial-creator>
    <meta:creation-date>2016-06-16T12:17:00Z</meta:creation-date>
    <dc:date>2016-06-17T08:31:07.637118449</dc:date>
    <meta:editing-cycles>20</meta:editing-cycles>
    <meta:editing-duration>PT8H51M20S</meta:editing-duration>
    <meta:document-statistic meta:table-count="0" meta:image-count="0" meta:object-count="0" meta:page-count="4" meta:paragraph-count="32" meta:word-count="507" meta:character-count="3024" meta:non-whitespace-character-count="2479"/>
    <meta:template xlink:type="simple" xlink:actuate="onRequest" xlink:title="" xlink:href="Normal.dotm"/>
  </office:meta>
</office:document-meta>
</file>